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text:p text:style-name="P1">Le succès était pratiquement unanime. Seule la duchesse conservait sa retenue protocolaire et se montrait bien moins enthousiasmée par le récit du garçon à la chevelure dorée que ses congénères. Ce dernier s'offrit une révérence en réponse aux applaudissements qui le saluèrent, indifférent à l'indifférence de Katherine. Noidea était aux anges, et après tout c'était pour ça qu'il était venu. La marquise semblait entièrement conquise, et le dévorait désormais de regard autant qu'elle avait bu ses paroles quelques instants plus tôt. Seuls ses manquements aux conventions sociales lui avaient déplu, mais Elliot était de toute façon bien trop excentrique et insensible aux subtilités de la noblesse pour y prêter attention -ou faire un effort pour s'intégrer.</text:p>
      <text:p text:style-name="Standard"/>
      <text:p text:style-name="Standard">En parlant d'écart de comportement, lady Helen eut l'outrecuidance de saisir la main de la duchesse pour lui exhiber une bague d'origine indéniablement égyptienne. Si l'on avait pu tuer d'un simple regard, la pauvre hôtesse aurait été désintégrée sur-le-champ par celui que la veuve lui dédia, qui échappa à tout le monde dans la pièce à l'exception du trio de fortune. Même Elliot sentit une pointe de pitié à l'égard de celle qui l'avait invité devant la fureur froide de la réaction qu'elle venait de subir. On dit que les mots font parfois plus mal que les poings. Pour certaines personnes, les mots n'étaient même pas nécessaires. Ceci étant dit, et tandis qu'Helen Noidea semblait se liquéfier sur place de honte, l'aventurier reporta son attention sur Katherine, un air particulièrement intéressé sur son visage désormais fendu d'un sourire bien moins bienveillant qu'à l’accoutumé.</text:p>
      <text:p text:style-name="Standard"/>
      <text:p text:style-name="Standard">-Oh, vraiment ? Je n'avais pas la moindre idée que j'avais à faire à une experte en la matière. Voyez-vous, Lady Katherine, vous n'avez pas vraiment le.... [i]profil[/i] à voyager de l'autre côté de la Méditerranée.</text:p>
      <text:p text:style-name="Standard"/>
      <text:p text:style-name="Standard">Si jusqu'à présent on pouvait prêter à Elliot le bénéfice du doute quant à savoir s'il manquait volontairement de respect à la duchesse ou s'il était simplement... [i]maladroit[/i], cette dernière intervention tendait à faire pencher la balance du côté de la première option. Sans véritablement savoir si cela venait de la froideur avec laquelle elle avait accueilli ses histoires, de la cruauté avec laquelle elle traitait la marquise, de son air hautain ou bien de l'étrange picotement qui lui parcourait inexplicablement l'échine lorsqu'il posait les yeux sur elle, mais l'ancien bourgeois ressentait comme une aversion naturelle et spontanée à son égard -ce qui était une première de sa part-. Katherine reprit alors la parole, lui demandant alors contre toute attente de poursuivre son histoire. Surpris par ce regain d'intérêt soudain de la part de celle qui semblait jusqu'à présent le [i]tolérer[/i] -difficilement-, Elliot arqua un sourcil l'espace du fraction de seconde, avant de lui décocher un nouveau rayonnant sourire, plissant des yeux en inclinant une fois de plus la tête sur le côté.</text:p>
      <text:p text:style-name="Standard"/>
      <text:p text:style-name="Standard">-[i]Fascinant[/i], en effet... Mais très certainement, je ne vais pas vous laisser sur votre faim, ce serait dommage. Mais d'abord... Il recula d'un pas et lui offrit cette fois-ci une révérence très exagérée. Honneur aux dames, pourquoi ne nous conteriez-vous pas comment vous avez obtenu cette bague ? Elle provient d’Égypte, n'est-ce pas ? Je suis qu'il y a une histoire [i]fascinante[/i] derrière.</text:p>
      <text:p text:style-name="Standard"/>
      <text:p text:style-name="Standard">Le doute n'était plus permis. Elliot se redressa, ne pouvant retenir un sourire éclatant. Au delà de l'aversion inexpliquée qu'il ressentait pour De Hastings, il adorait ça, les taquineries et autres facéties. Malheureusement pour lui, ce que lui prenait pour un jeu inoffensif risquait fort de déplaire à son interlocutrice. Inconscient, dites-vous ? C'était son deuxième prénom. Le conteur planta son regard d'azur dans celui de la duchesse, attendant une réaction de sa part, tandis que cet étrange picotement dans sa nuque se faisait de plus en plus insistant...</text:p>
      <text:p text:style-name="P1">Ses infantiles provocations n'avaient pas fait mouche. Elliot n'en avait aucune idée, mais Katherine et lui ne jouait pas dans la même ligue à ce petit jeu qu'il affectionnait tant. Il avait en face de lui une personne qui [i]vivait[/i] pour ce genre de choses. La duchesse avait dédié son existence aux jeux d'influence et de pouvoir et le pauvre conteur n'arrivait pas à la cheville de celles et ceux qu'elle avait l'habitude de défier. Tel un enfant qui s'enorgueillit quand un adulte le laisse gagner au bras de fer, il était surclassé dans presque tous les domaines. Ses piques glissèrent sur Katherine comme une couleuvre d'eau sur un étang ; inoffensive et sans faire de vagues.</text:p>
      <text:p text:style-name="Standard"/>
      <text:p text:style-name="Standard">Cette dernière résolut le sujet de sa fameuse bague d'une phrase expéditive avant d'enchaîner sur la culture égyptienne. Comprenant que le temps du badinage était passé, Elliot se départit finalement de son pathétique sourire triomphant pour se parer d'un air particulièrement intéressé bien plus sérieux -qui pouvait décontenancer pour ceux qui ne le connaissaient pas énormément (à savoir tout le monde). Il inclina austèrement -un véritable exploit- la tête en signe de respect.</text:p>
      <text:p text:style-name="Standard"/>
      <text:p text:style-name="Standard">-Mes condoléances pour la perte de votre mari.</text:p>
      <text:p text:style-name="Standard"/>
      <text:p text:style-name="Standard">Cette inédite sobriété avait de quoi surprendre au vu de la prestation du personnage jusqu'à présent. Pourtant elle n'était pas si incongrue ; la veuve avait simplement mis le doigt sur la seule manière de canaliser ce grand enfant ; aborder avec un tant soit peu de profondeur le sujet de ses voyages et de ses aventures. Sous ses airs d'ahuri insortable, Elliot restait un fils de bourgeois qui avait eu accès à une éducation de qualité et même s'il passait le plus clair de son temps à agir comme un gamin écervelé, il n'en était pas moins doté d'une culture qui n'avait rien à envier à celle de l'immense majorité des personnes présentes à cette réception. La réflexion de Katherine sur les scarabées et les divinités égyptiennes montrait qu'elle-même en connaissait un minimum et était moins superficielle que ses congénères, fait suffisant pour attiser sa curiosité -et qu'il aurait pu constater bien plus tôt lorsqu'elle était la seule à ne pas glousser à ses pitreries mais que voulez-vous, « je comprends vite mais il faut m'expliquer longtemps »...</text:p>
      <text:p text:style-name="Standard"/>
      <text:p text:style-name="Standard">-Mmmmhm... Par où commencer ? Une personne de votre rang a probablement eu vent de la fameuse « pierre de Rosette », cet incroyable outil de traduction des hiéroglyphes égyptiens ? Et du fait qu'elle a été traduite par un [i]frenchy[/i], Mr. Champollion si je ne m'abuse, il y a une vingtaine d'années de cela ? Voyez-vous, j'ai eu l'immense privilège d'accéder plus jeune à sa traduction, sous l'impulsion de mon défunt père. Le bougre avait assez peu de qualités, mais il faut bien lui reconnaître qu'il avait un sens du commerce et un instinct hors pair. Il n'aurait sans doute jamais réussi à monter l'affaire familiale sans... Sa voix trembla, hésita. Une fraction de seconde. … sans ça.</text:p>
      <text:p text:style-name="Standard"/>
      <text:p text:style-name="Standard">Elliot marqua à son tour un temps d'arrêt, assez peu justifié au regard de l'état de sa tirade. Le silence s'installa à nouveau, impromptu. Le regard interloqué de la marquise de Noidea -qui avait pourtant repris des couleurs depuis que son hôte avait commencé à se comporter de manière plus [i]civilisée[/i]- se posa sur le blondin, qui semblait tout à coup déboussolé. Les paupières de celui-ci s'ouvrirent et se fermèrent à plusieurs reprises sur ses iris bleutés tandis qu'il portait une main fébrile sur sa tempe comme pour se masser. La raison de ce malaise ? Les fourmillements qui parcouraient son échine depuis un moment déjà, devenus trop insistants pour être ignorés. Et à cela venait subitement s'ajouter comme un murmure, des chuchotements indistincts dans au creux de son oreille ; ou était-ce uniquement dans son esprit ?</text:p>
      <text:p text:style-name="Standard"/>
      <text:p text:style-name="Standard">-...Veuillez m'excuser. Mais je digresse. Euh... Où en étais-je déjà ?</text:p>
      <text:p text:style-name="P1">Le trouble grandissant du petit bourgeois n'était pas passé inaperçu. Trop concentré sur ces inexplicables murmures dans son esprit, celui-ci n'avait pas remarqué que le silence s'était à nouveau imposé en maître autour d'eux, l'ensemble des convives étant captivé par leur simili joute verbale qui se transformait finalement en vrai échange culturel -le pourquoi de sa présence ici initialement. Alors forcément, sa petite défaillance n'avait pas été invisible. L'inquiétude visible sur le visage de Lady Helen -qui devait décidément se maudire d'avoir choisi comme attraction pour sa soirée cet excentrique- n'arrangeait rien à la situation -Elliot devait vraiment avoir une sale tronche.</text:p>
      <text:p text:style-name="Standard"/>
      <text:p text:style-name="Standard">Ce dernier était bien incapable d'expliquer ce qui lui arrivait. Ce n'était clairement pas son genre de se trouver soudainement affaibli de la sorte, encore moins durant une de ses prestations. Fort heureusement -et étrangement-, Lady Katherine prit rapidement les choses en main. A l'inverse de lui, elle semblait saisir de quels maux il était atteint. La duchesse congédia leur hôte sans ménagement, lui intimant d'aller s'occuper de ses autres invités tandis qu'elle-même gérerait le cas d'Elliot. Avec la même autorité, elle embarqua le conteur avec elle dans le couloir, jusqu'à une pièce relativement dérobée, à l'abri des oreilles indiscrètes.</text:p>
      <text:p text:style-name="Standard"/>
      <text:p text:style-name="Standard">-C'est encore moi qui décide si je suis...</text:p>
      <text:p text:style-name="Standard"/>
      <text:p text:style-name="Standard">Le blondin ravala son acerbe répartie aussi sec. Non pas qu'il fut intimidé par la Haute Prêtresse -elle dégageait certes un charisme et une volonté naturels stupéfiants, mais Elliot avait toujours du mal avec l'autorité...- mais il devait admettre qu'elle avait raison. Le contact avec la veuve lorsque celle-ci l'avait emmené avec elle avait encore accentué son malaise et la seule chose à laquelle il pouvait penser à présent était d'en trouver l'origine. Alors, Katherine se planta devant lui, plus droite et sèche que jamais, et lui posa sans une once d'hésitation une question qui lui valut pour toute réponse un air effaré de la part de l'aventurier. Ses yeux étaient grand écarquillés et on pouvait très clairement lire une totale incompréhension au fond de ses iris lapis-lazuli.</text:p>
      <text:p text:style-name="Standard"/>
      <text:p text:style-name="Standard">-Je... Comment savez-vous que... hein ?</text:p>
      <text:p text:style-name="Standard"/>
      <text:p text:style-name="Standard">Son vocabulaire et sa verve semblaient s'être instantanément volatilisés. Par quel prodige cette femme avait-elle su qu'il appartenait à l'un des anciens cultes égyptiens ? Elliot était relativement certain de ne pas l'avoir mentionné au cours de la soirée -entendez-moi bien, il aurait tout à fait été capable de gaffer et laisser échapper l'information. Mais pas cette fois- et ne portait aucun signe physique distinctif de son allégeance. Son seul écart avait été le trouble qui venait de l'envahir. Qui était donc cette femme ? Sans doute plus qu'une « simple » duchesse.</text:p>
      <text:p text:style-name="Standard"/>
      <text:p text:style-name="Standard">-...Shou. Comment avez-vous su ? Vous savez ce qu'il m'arrive ? Vous « en » êtes également une, n'est-ce pas ?</text:p>
      <text:p text:style-name="Standard"/>
      <text:p text:style-name="Standard">Petit à petit, Elliot retrouvait ses facultés à mesure qu'il intégrait la nouvelle. A l'exception de quelques membres de son cercle -et en particulier d'Annabeth, il n'avait jamais rencontré personne ayant connaissance de ces anciennes divinités, et surtout de leur résurgence. Et le conteur était assez sûr de n'avoir jamais croisé Katherine au café qui leur servait de Q.G sur Trafalgar Squ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09-30T00:10:00.69</dc:date>
    <meta:editing-duration>PT9H22M40S</meta:editing-duration>
    <meta:editing-cycles>1163</meta:editing-cycles>
    <meta:generator>OpenOffice/4.1.1$Win32 OpenOffice.org_project/411m6$Build-9775</meta:generator>
    <dc:creator>Théo </dc:creator>
    <meta:document-statistic meta:table-count="0" meta:image-count="0" meta:object-count="0" meta:page-count="6" meta:paragraph-count="67" meta:word-count="3410" meta:character-count="20935"/>
  </office:meta>
</office:document-meta>
</file>